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mando_5f_cut" style:display-name="comando_cut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comando_5f_cut.A" style:display-name="comando_cut.A" style:family="table-column">
      <style:table-column-properties style:column-width="8.5cm" style:rel-column-width="32767*"/>
    </style:style>
    <style:style style:name="comando_5f_cut.A1" style:display-name="comando_cut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comando_5f_cut.A2" style:display-name="comando_cut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mando_5f_cut.B2" style:display-name="comando_cut.B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mando_5f_cut.A3" style:display-name="comando_cut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mando_5f_cut.B3" style:display-name="comando_cut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comando_5f_cut.8" style:display-name="comando_cut.8" style:family="table-row">
      <style:table-row-properties fo:keep-together="auto"/>
    </style:style>
    <style:style style:name="comando_5f_cut.11" style:display-name="comando_cut.11" style:family="table-row">
      <style:table-row-properties style:min-row-height="0.577cm" fo:keep-together="auto"/>
    </style:style>
    <style:style style:name="comando_5f_cut.A11" style:display-name="comando_cut.A1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comando_5f_cut.B11" style:display-name="comando_cut.B1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6d781"/>
    </style:style>
    <style:style style:name="P3" style:family="paragraph" style:parent-style-name="Standard">
      <style:paragraph-properties fo:text-align="start" style:justify-single-word="false"/>
      <style:text-properties officeooo:paragraph-rsid="001bcfd0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6d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a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a23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bcf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d781"/>
    </style:style>
    <style:style style:name="T3" style:family="text">
      <style:text-properties officeooo:rsid="0017a4e3"/>
    </style:style>
    <style:style style:name="T4" style:family="text">
      <style:text-properties officeooo:rsid="0018f649"/>
    </style:style>
    <style:style style:name="T5" style:family="text">
      <style:text-properties officeooo:rsid="001a233a"/>
    </style:style>
    <style:style style:name="T6" style:family="text">
      <style:text-properties officeooo:rsid="001bcfd0"/>
    </style:style>
    <number:number-style style:name="N20000" number:language="pt" number:country="BR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o: cut OPÇÃO... [ARQUIVO]...</text:p>
      <text:p text:style-name="P10">Emite as partes selecionadas das linhas de cada ARQUIVO na saída padrão.</text:p>
      <text:p text:style-name="P1"/>
      <text:p text:style-name="P1">Se <text:span text:style-name="T2">o </text:span>ARQUIVO não for especificado ou for -, lê a entrada padrão.</text:p>
      <text:p text:style-name="P1"/>
      <text:p text:style-name="P2">Argumentos <text:span text:style-name="T1">obrigatórios</text:span> para opções longas também o são para opções curtas.</text:p>
      <text:p text:style-name="P2"/>
      <table:table table:name="comando_cut" table:style-name="comando_5f_cut" table:template-name="Linhas simples">
        <table:table-column table:style-name="comando_5f_cut.A" table:number-columns-repeated="2"/>
        <table:table-row>
          <table:table-cell table:style-name="comando_5f_cut.A1" office:value-type="string">
            <text:p text:style-name="P5">-b, --bytes=LISTA <text:s text:c="6"/></text:p>
          </table:table-cell>
          <table:table-cell table:style-name="comando_5f_cut.A1" office:value-type="string">
            <text:p text:style-name="P5"><text:span text:style-name="T2">S</text:span>eleciona apenas estes bytes</text:p>
          </table:table-cell>
        </table:table-row>
        <table:table-row>
          <table:table-cell table:style-name="comando_5f_cut.A2" office:value-type="string">
            <text:p text:style-name="P4">-c, --characters=LISTA <text:s/></text:p>
          </table:table-cell>
          <table:table-cell table:style-name="comando_5f_cut.B2" office:value-type="float" office:value="0">
            <text:p text:style-name="P4"><text:span text:style-name="T2">S</text:span>eleciona apenas estes caracteres</text:p>
          </table:table-cell>
        </table:table-row>
        <table:table-row>
          <table:table-cell table:style-name="comando_5f_cut.A3" office:value-type="string">
            <text:p text:style-name="P4"/>
            <text:p text:style-name="P6">-d, --delimiter=DELIM </text:p>
            <text:p text:style-name="P6"/>
          </table:table-cell>
          <table:table-cell table:style-name="comando_5f_cut.B3" office:value-type="float" office:value="0">
            <text:p text:style-name="P4"/>
            <text:p text:style-name="P4"><text:span text:style-name="T2">U</text:span>sa DELIM em vez de Tab como delimitador de campo</text:p>
            <text:p text:style-name="P4"/>
          </table:table-cell>
        </table:table-row>
        <table:table-row>
          <table:table-cell table:style-name="comando_5f_cut.A2" office:value-type="string">
            <text:p text:style-name="P4">-f, --fields=LIST <text:s text:c="6"/></text:p>
          </table:table-cell>
          <table:table-cell table:style-name="comando_5f_cut.B2" office:value-type="float" office:value="0">
            <text:p text:style-name="P6"><text:span text:style-name="T3">Seleciona somente esses/aqueles campos e também imprime qualquer linha que não contenha delimitador</text:span></text:p>
            <text:p text:style-name="P6"/>
            <text:p text:style-name="P6"><text:span text:style-name="T3">S</text:span>elect only these fields; <text:s/>also print any line</text:p>
            <text:p text:style-name="P4">that contains no delimiter character, unless</text:p>
            <text:p text:style-name="P4"><text:s text:c="28"/>the -s option is specified</text:p>
          </table:table-cell>
        </table:table-row>
        <table:table-row>
          <table:table-cell table:style-name="comando_5f_cut.A3" office:value-type="string">
            <text:p text:style-name="P4">-n <text:s text:c="21"/></text:p>
          </table:table-cell>
          <table:table-cell table:style-name="comando_5f_cut.B3" office:value-type="float" office:value="0">
            <text:p text:style-name="P4"><text:span text:style-name="T4">W</text:span>ith -b: don't split multibyte characters / <text:span text:style-name="T4">Não <text:s/>divide caracteres “multibaites”</text:span></text:p>
          </table:table-cell>
        </table:table-row>
        <table:table-row>
          <table:table-cell table:style-name="comando_5f_cut.A2" office:value-type="string">
            <text:p text:style-name="P4"/>
            <text:p text:style-name="P4"/>
            <text:p text:style-name="P7">--complement <text:s/></text:p>
            <text:p text:style-name="P7"/>
            <text:p text:style-name="P7"><text:s text:c="6"/></text:p>
          </table:table-cell>
          <table:table-cell table:style-name="comando_5f_cut.B2" office:value-type="float" office:value="0">
            <text:p text:style-name="P4"/>
            <text:p text:style-name="P4"><text:span text:style-name="T4">C</text:span>omplementa o conjunto dos bytes, caracteres ou campos selecionados</text:p>
            <text:p text:style-name="P4"/>
          </table:table-cell>
        </table:table-row>
        <table:table-row>
          <table:table-cell table:style-name="comando_5f_cut.A3" office:value-type="string">
            <text:p text:style-name="P4"/>
            <text:p text:style-name="P7">-s, --only-delimited</text:p>
            <text:p text:style-name="P7"><text:s text:c="4"/></text:p>
          </table:table-cell>
          <table:table-cell table:style-name="comando_5f_cut.B3" office:value-type="float" office:value="0">
            <text:p text:style-name="P4"/>
            <text:p text:style-name="P4"><text:span text:style-name="T5">N</text:span>ão emite linhas que não contenham delimitadores</text:p>
          </table:table-cell>
        </table:table-row>
        <table:table-row table:style-name="comando_5f_cut.8">
          <table:table-cell table:style-name="comando_5f_cut.A2" office:value-type="string">
            <text:p text:style-name="P4"/>
            <text:p text:style-name="P4"/>
            <text:p text:style-name="P4">--output-delimiter=TEXTO</text:p>
            <text:p text:style-name="P4"><text:s text:c="26"/></text:p>
          </table:table-cell>
          <table:table-cell table:style-name="comando_5f_cut.B2" office:value-type="float" office:value="0">
            <text:p text:style-name="P4"/>
            <text:p text:style-name="P4"><text:span text:style-name="T6">U</text:span>sa TEXTO como delimitador da saída, sendo que o padrão é usar o mesmo delimitador da entrada</text:p>
            <text:p text:style-name="P4"/>
          </table:table-cell>
        </table:table-row>
        <table:table-row table:style-name="comando_5f_cut.8">
          <table:table-cell table:style-name="comando_5f_cut.A3" office:value-type="string">
            <text:p text:style-name="P4"/>
            <text:p text:style-name="P8">-z, --zero-terminated</text:p>
            <text:p text:style-name="P8"><text:s text:c="5"/></text:p>
          </table:table-cell>
          <table:table-cell table:style-name="comando_5f_cut.B3" office:value-type="float" office:value="0">
            <text:p text:style-name="P4"/>
            <text:p text:style-name="P4"><text:span text:style-name="T6">D</text:span>elimitador de é NULO, e não com nova linha</text:p>
            <text:p text:style-name="P4"/>
          </table:table-cell>
        </table:table-row>
        <table:table-row table:style-name="comando_5f_cut.8">
          <table:table-cell table:style-name="comando_5f_cut.A2" office:value-type="string">
            <text:p text:style-name="P4">--help <text:s text:c="4"/></text:p>
          </table:table-cell>
          <table:table-cell table:style-name="comando_5f_cut.B2" office:value-type="float" office:value="0">
            <text:p text:style-name="P4"><text:span text:style-name="T6">M</text:span>ostra esta ajuda e sai</text:p>
          </table:table-cell>
        </table:table-row>
        <table:table-row table:style-name="comando_5f_cut.11">
          <table:table-cell table:style-name="comando_5f_cut.A11" office:value-type="string">
            <text:p text:style-name="P4">--version <text:s/></text:p>
          </table:table-cell>
          <table:table-cell table:style-name="comando_5f_cut.B11" office:value-type="string">
            <text:p text:style-name="P4"><text:span text:style-name="T6">I</text:span>nforma a versão e sai</text:p>
          </table:table-cell>
        </table:table-row>
      </table:table>
      <text:p text:style-name="P1"/>
      <text:p text:style-name="P1">Use uma, e somente uma, das opções <text:span text:style-name="T1">-b, -c ou -f.</text:span> Cada LISTA é feita de um</text:p>
      <text:p text:style-name="P1">intervalo ou vários intervalos separados por vírgulas. A entrada selecionada</text:p>
      <text:p text:style-name="P1">é escrita na mesma ordem que é lida, e é escrita uma única vez.</text:p>
      <text:p text:style-name="P1">Cada intervalo é uma das alternativas abaixo:</text:p>
      <text:p text:style-name="P1"/>
      <text:p text:style-name="P1">N <text:s text:c="4"/>o N-ésimo byte, caractere ou campo numerado a partir de 1</text:p>
      <text:p text:style-name="P1">N- <text:s text:c="3"/>a partir do N-ésimo byte, caractere ou campo até o final da linha</text:p>
      <text:p text:style-name="P3">N-M <text:s text:c="2"/>a partir do N-ésimo ao M-ésimo (inclusive) byte, caractere ou campo</text:p>
      <text:p text:style-name="P3">-M <text:s text:c="3"/>a partir do primeiro ao M-ésimo (inclusive) byte, caractere ou campo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nhas_20_simples.1" style:display-name="Linh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2" style:display-name="Linh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3" style:display-name="Linh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4" style:display-name="Linh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5" style:display-name="Linhas simples.5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6" style:display-name="Linhas simple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7" style:display-name="Linhas simples.7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8" style:display-name="Linh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9" style:display-name="Linhas simple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10" style:display-name="Linhas simple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11" style:display-name="Linh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12" style:display-name="Linh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13" style:display-name="Linhas simple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14" style:display-name="Linhas simple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nhas_20_simples.15" style:display-name="Linh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nhas_20_simples.16" style:display-name="Linhas simple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Linhas_20_simples.1"/>
      <table:last-row table:style-name="Linhas_20_simples.2"/>
      <table:first-column table:style-name="Linhas_20_simples.3"/>
      <table:last-column table:style-name="Linhas_20_simples.4"/>
      <table:body table:style-name="Linhas_20_simples.9"/>
      <table:even-rows table:style-name="Linhas_20_simples.5"/>
      <table:odd-rows table:style-name="Linhas_20_simples.6"/>
      <table:even-columns table:style-name="Linhas_20_simples.7"/>
      <table:odd-columns table:style-name="Linhas_20_simples.8"/>
      <table:background table:style-name="Linhas_20_simples.10"/>
      <loext:first-row-even-column table:style-name="Linhas_20_simples.15"/>
      <loext:last-row-even-column table:style-name="Linhas_20_simples.16"/>
      <loext:first-row-end-column table:style-name="Linhas_20_simples.12"/>
      <loext:first-row-start-column table:style-name="Linhas_20_simples.11"/>
      <loext:last-row-end-column table:style-name="Linhas_20_simples.14"/>
      <loext:last-row-start-column table:style-name="Linhas_20_simple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9T09:16:48.391390162</meta:creation-date>
    <dc:date>2019-12-29T09:51:06.209258290</dc:date>
    <meta:editing-duration>PT13M34S</meta:editing-duration>
    <meta:editing-cycles>3</meta:editing-cycles>
    <meta:generator>LibreOffice/6.3.3.2.0$Linux_X86_64 LibreOffice_project/30$Build-2</meta:generator>
    <meta:document-statistic meta:table-count="1" meta:image-count="0" meta:object-count="0" meta:page-count="1" meta:paragraph-count="41" meta:word-count="278" meta:character-count="1768" meta:non-whitespace-character-count="1406"/>
  </office:meta>
</office:document-meta>
</file>